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nnie N. Barnett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21, 1891</text:p>
      <text:p text:style-name="P5">Month<text:tab/><text:tab/><text:tab/><text:tab/><text:tab/><text:tab/>Januar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Rev. S. Morais/</text:p>
      <text:p text:style-name="P2">Fifth below Green,/</text:p>
      <text:p text:style-name="P2"><text:tab/>Philadelphia/</text:p>
      <text:p text:style-name="P2"><text:tab/><text:tab/><text:span text:style-name="T2">Pa</text:span><text:span text:style-name="T3">/</text:span></text:p>
      <text:p text:style-name="P2"><text:span text:style-name="T3"/></text:p>
      <text:p text:style-name="P2"><text:span text:style-name="T3">[Page 1]</text:span></text:p>
      <text:p text:style-name="P3"><text:span text:style-name="T3">102 West 86th. New York/</text:span></text:p>
      <text:p text:style-name="P3"><text:span text:style-name="T3">1-21-90./</text:span></text:p>
      <text:p text:style-name="P2"><text:span text:style-name="T3">Dear Mr. Morais/</text:span></text:p>
      <text:p text:style-name="P2"><text:span text:style-name="T3"><text:tab/>Dear Sir/</text:span></text:p>
      <text:p text:style-name="P2"><text:span text:style-name="T3"><text:tab/><text:tab/>I write in haste to/ make an apology for my sisters/ and myself for the neglect we/ have been guilty of in not sending/ our thanks earlier to you for your/ kindness in officiating at our/ dear uncle's funeral./</text:span></text:p>
      <text:p text:style-name="P2"><text:soft-page-break/><text:span text:style-name="T3"><text:tab/>This seeming discourtesy I beg/ to assure you was wholly un-/intentional, and arose form the/ misunderstanding that I thought/ one of the family had written at/ once to you to express the same/ of obligation we were render, while/ the others thought the same of me./ <text:s/>It was not until we compared/ notes to day of what had been done/ that we found out the sadness/ of which we had been guilty./</text:span></text:p>
      <text:p text:style-name="P2"><text:span text:style-name="T3"/></text:p>
      <text:p text:style-name="P2"><text:span text:style-name="T3">[Page 2]</text:span></text:p>
      <text:p text:style-name="P2"><text:span text:style-name="T3">Trusting that you will grant us/ your pardon on receipt of this/ explanation; and that you will/ receive the enclosed as some/ slight token of appreciation for/ the services so kindly rendered,/ I am in the name of my sisters/ and myself very gratefully yours,/ Annie N. Barnett./</text:span></text:p>
      <text:p text:style-name="P2"><text:span text:style-name="T3">Rev. S. Morai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17T15:17:23.56</meta:creation-date>
    <meta:document-statistic meta:table-count="0" meta:image-count="0" meta:object-count="0" meta:page-count="3" meta:paragraph-count="75" meta:word-count="355" meta:character-count="2308"/>
    <dc:date>2011-11-17T15:24:05.24</dc:date>
    <dc:creator>Penn Libraries</dc:creator>
    <meta:editing-duration>PT00H06M41S</meta:editing-duration>
    <meta:editing-cycles>1</meta:editing-cycles>
    <meta:generator>OpenOffice.org/3.2$Win32 OpenOffice.org_project/320m12$Build-9483</meta:generator>
  </office:meta>
</office:document-meta>
</file>